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 svg:panose-1="2 11 0 4 2 2 2 2 2 4"/>
    <style:font-face style:name="MS Mincho" svg:font-family="MS Mincho" style:font-family-generic="modern" style:font-pitch="fixed" svg:panose-1="2 2 6 9 4 2 5 8 3 4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 text:display-levels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 text:display-levels="3">
        <style:list-level-properties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 text:display-levels="6">
        <style:list-level-properties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 text:display-levels="9">
        <style:list-level-properties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prefix="(" style:num-suffix=")" style:num-list-format-name="NLF2" style:num-format="i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2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2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2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2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2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2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2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2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number text:level="1" style:num-prefix="(" style:num-suffix=")" style:num-list-format-name="NLF2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2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2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2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2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2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2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2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2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ListParagraph" style:list-style-name="LFO11" style:family="paragraph"/>
    <style:style style:name="P3" style:parent-style-name="ListParagraph" style:list-style-name="LFO11" style:family="paragraph"/>
    <style:style style:name="P4" style:parent-style-name="ListParagraph" style:list-style-name="LFO11" style:family="paragraph"/>
    <style:style style:name="P5" style:parent-style-name="ListParagraph" style:list-style-name="LFO10" style:family="paragraph"/>
    <style:style style:name="P6" style:parent-style-name="ListParagraph" style:list-style-name="LFO10" style:family="paragraph"/>
    <style:style style:name="P7" style:parent-style-name="ListParagraph" style:list-style-name="LFO10" style:family="paragraph"/>
    <style:style style:name="P8" style:parent-style-name="ListParagraph" style:list-style-name="LFO10" style:family="paragraph"/>
    <style:style style:name="P9" style:parent-style-name="ListParagraph" style:list-style-name="LFO10" style:family="paragraph"/>
    <style:style style:name="P10" style:parent-style-name="ListParagraph" style:list-style-name="LFO10" style:family="paragraph"/>
    <style:style style:name="P11" style:parent-style-name="ListParagraph" style:list-style-name="LFO10" style:family="paragraph"/>
    <style:style style:name="P12" style:parent-style-name="ListParagraph" style:list-style-name="LFO10" style:family="paragraph"/>
    <style:style style:name="P13" style:parent-style-name="ListParagraph" style:list-style-name="LFO10" style:family="paragraph"/>
    <style:style style:name="P14" style:parent-style-name="ListParagraph" style:list-style-name="LFO10" style:family="paragraph"/>
    <style:style style:name="P15" style:parent-style-name="ListParagraph" style:list-style-name="LFO10" style:family="paragraph">
      <style:text-properties style:font-name="Aptos" style:font-name-asian="Aptos" style:font-name-complex="Aptos"/>
    </style:style>
    <style:style style:name="P16" style:parent-style-name="ListParagraph" style:list-style-name="LFO10" style:family="paragraph">
      <style:paragraph-properties fo:margin-bottom="0in" fo:line-height="115%"/>
      <style:text-properties style:font-name="Aptos" style:font-name-asian="Aptos" style:font-name-complex="Aptos"/>
    </style:style>
    <style:style style:name="P17" style:parent-style-name="ListParagraph" style:list-style-name="LFO10" style:family="paragraph">
      <style:paragraph-properties fo:margin-bottom="0in" fo:line-height="115%"/>
      <style:text-properties style:font-name="Aptos" style:font-name-asian="Aptos" style:font-name-complex="Aptos"/>
    </style:style>
    <style:style style:name="P18" style:parent-style-name="ListParagraph" style:list-style-name="LFO10" style:family="paragraph">
      <style:paragraph-properties fo:margin-bottom="0in" fo:line-height="115%"/>
      <style:text-properties style:font-name="Aptos" style:font-name-asian="Aptos" style:font-name-complex="Aptos"/>
    </style:style>
    <style:style style:name="P19" style:parent-style-name="ListParagraph" style:list-style-name="LFO10" style:family="paragraph">
      <style:paragraph-properties fo:margin-bottom="0in" fo:line-height="115%"/>
      <style:text-properties style:font-name="Aptos" style:font-name-asian="Aptos" style:font-name-complex="Aptos"/>
    </style:style>
    <style:style style:name="P20" style:parent-style-name="ListParagraph" style:list-style-name="LFO10" style:family="paragraph">
      <style:paragraph-properties fo:margin-bottom="0in" fo:line-height="115%"/>
      <style:text-properties style:font-name="Aptos" style:font-name-asian="Aptos" style:font-name-complex="Aptos"/>
    </style:style>
    <style:style style:name="P21" style:parent-style-name="ListParagraph" style:list-style-name="LFO10" style:family="paragraph">
      <style:paragraph-properties fo:margin-bottom="0in" fo:line-height="115%"/>
      <style:text-properties style:font-name="Aptos" style:font-name-asian="Aptos" style:font-name-complex="Aptos"/>
    </style:style>
    <style:style style:name="P22" style:parent-style-name="ListParagraph" style:list-style-name="LFO10" style:family="paragraph">
      <style:paragraph-properties fo:margin-bottom="0in" fo:line-height="115%"/>
      <style:text-properties style:font-name="Aptos" style:font-name-asian="Aptos" style:font-name-complex="Aptos"/>
    </style:style>
    <style:style style:name="P23" style:parent-style-name="ListParagraph" style:list-style-name="LFO11" style:family="paragraph"/>
    <style:style style:name="P24" style:parent-style-name="Normal" style:family="paragraph">
      <style:paragraph-properties fo:margin-left="0.5in">
        <style:tab-stops/>
      </style:paragraph-properties>
    </style:style>
    <style:style style:name="P25" style:parent-style-name="Normal" style:family="paragraph">
      <style:paragraph-properties fo:margin-left="0.5in">
        <style:tab-stops/>
      </style:paragraph-properties>
    </style:style>
    <style:style style:name="P26" style:parent-style-name="Normal" style:family="paragraph">
      <style:paragraph-properties fo:margin-left="0.5in">
        <style:tab-stops/>
      </style:paragraph-properties>
    </style:style>
    <style:style style:name="P27" style:parent-style-name="Normal" style:family="paragraph">
      <style:paragraph-properties fo:margin-left="0.5in">
        <style:tab-stops/>
      </style:paragraph-properties>
    </style:style>
    <style:style style:name="P28" style:parent-style-name="Normal" style:family="paragraph">
      <style:paragraph-properties fo:margin-left="0.5in">
        <style:tab-stops/>
      </style:paragraph-properties>
    </style:style>
    <style:style style:name="P29" style:parent-style-name="ListParagraph" style:list-style-name="LFO11" style:family="paragraph"/>
    <style:style style:name="P30" style:parent-style-name="ListParagraph" style:list-style-name="LFO11" style:family="paragraph"/>
    <style:style style:name="P31" style:parent-style-name="ListParagraph" style:list-style-name="LFO11" style:family="paragraph"/>
    <style:style style:name="P32" style:parent-style-name="ListParagraph" style:list-style-name="LFO11" style:family="paragraph"/>
    <style:style style:name="P33" style:parent-style-name="ListParagraph" style:list-style-name="LFO9" style:family="paragraph"/>
    <style:style style:name="P34" style:parent-style-name="ListParagraph" style:list-style-name="LFO9" style:family="paragraph"/>
    <style:style style:name="P35" style:parent-style-name="ListParagraph" style:list-style-name="LFO9" style:family="paragraph"/>
    <style:style style:name="P36" style:parent-style-name="ListParagraph" style:list-style-name="LFO7" style:family="paragraph"/>
    <style:style style:name="P37" style:parent-style-name="ListParagraph" style:list-style-name="LFO7" style:family="paragraph"/>
    <style:style style:name="P38" style:parent-style-name="ListParagraph" style:list-style-name="LFO7" style:family="paragraph"/>
    <style:style style:name="P39" style:parent-style-name="ListParagraph" style:list-style-name="LFO3" style:family="paragraph"/>
    <style:style style:name="P40" style:parent-style-name="ListParagraph" style:list-style-name="LFO3" style:family="paragraph"/>
    <style:style style:name="P41" style:parent-style-name="ListParagraph" style:list-style-name="LFO3" style:family="paragraph"/>
    <style:style style:name="P42" style:parent-style-name="ListParagraph" style:list-style-name="LFO3" style:family="paragraph"/>
    <style:style style:name="P43" style:parent-style-name="ListParagraph" style:list-style-name="LFO3" style:family="paragraph"/>
    <style:style style:name="P44" style:parent-style-name="ListParagraph" style:family="paragraph">
      <style:paragraph-properties fo:margin-left="0.75in">
        <style:tab-stops/>
      </style:paragraph-properties>
    </style:style>
    <style:style style:name="P45" style:parent-style-name="ListParagraph" style:list-style-name="LFO3" style:family="paragraph"/>
    <style:style style:name="P46" style:parent-style-name="ListParagraph" style:list-style-name="LFO3" style:family="paragraph"/>
    <style:style style:name="P47" style:parent-style-name="ListParagraph" style:list-style-name="LFO3" style:family="paragraph"/>
    <style:style style:name="P48" style:parent-style-name="ListParagraph" style:list-style-name="LFO3" style:family="paragraph"/>
    <style:style style:name="P49" style:parent-style-name="ListParagraph" style:list-style-name="LFO3" style:family="paragraph"/>
    <style:style style:name="P50" style:parent-style-name="ListParagraph" style:list-style-name="LFO1" style:family="paragraph"/>
    <style:style style:name="P51" style:parent-style-name="ListParagraph" style:list-style-name="LFO1" style:family="paragraph"/>
    <style:style style:name="P52" style:parent-style-name="ListParagraph" style:list-style-name="LFO1" style:family="paragraph">
      <style:text-properties fo:language="pt" fo:country="BR"/>
    </style:style>
    <style:style style:name="P53" style:parent-style-name="ListParagraph" style:list-style-name="LFO1" style:family="paragraph">
      <style:text-properties fo:language="pt" fo:country="BR"/>
    </style:style>
    <style:style style:name="P54" style:parent-style-name="ListParagraph" style:list-style-name="LFO1" style:family="paragraph"/>
    <style:style style:name="P55" style:parent-style-name="ListParagraph" style:list-style-name="LFO1" style:family="paragraph"/>
    <style:style style:name="P56" style:parent-style-name="ListParagraph" style:list-style-name="LFO1" style:family="paragraph">
      <style:text-properties fo:language="pt" fo:country="BR"/>
    </style:style>
    <style:style style:name="P57" style:parent-style-name="ListParagraph" style:list-style-name="LFO1" style:family="paragraph"/>
    <style:style style:name="P58" style:parent-style-name="ListParagraph" style:list-style-name="LFO1" style:family="paragraph"/>
  </office:automatic-styles>
  <office:body>
    <office:text text:use-soft-page-breaks="true">
      <text:p text:style-name="P1">Databases Project – EN601.615</text:p>
      <text:p text:style-name="Normal"/>
      <text:list text:style-name="LFO11" text:continue-numbering="true">
        <text:list-item>
          <text:p text:style-name="P2">2 members – Shabeg Singh<text:s/>(sgill15@jh.edu)<text:s/>Gill and Namya Sarvaiya(<text:s/>nsarvai1@jhu.edu)</text:p>
        </text:list-item>
      </text:list>
      <text:p text:style-name="ListParagraph"/>
      <text:list text:style-name="LFO11" text:continue-numbering="true">
        <text:list-item>
          <text:p text:style-name="P3">Our target domain is E-commerce. We will be using the Brazilian E-Commerce public dataset by<text:s/>OList.</text:p>
        </text:list-item>
      </text:list>
      <text:p text:style-name="Normal"/>
      <text:list text:style-name="LFO11" text:continue-numbering="true">
        <text:list-item>
          <text:p text:style-name="P4">SQL queries</text:p>
        </text:list-item>
      </text:list>
      <text:p text:style-name="Normal"/>
      <text:list text:style-name="LFO10" text:continue-numbering="true">
        <text:list-item>
          <text:p text:style-name="P5">Retrieve all orders by listing all customers and their order details.</text:p>
        </text:list-item>
        <text:list-item>
          <text:p text:style-name="P6">Compute the number of orders placed by each customer.</text:p>
        </text:list-item>
        <text:list-item>
          <text:p text:style-name="P7">List the most popular payment method among customers.</text:p>
        </text:list-item>
        <text:list-item>
          <text:p text:style-name="P8">List the most popular products on Olist by analyzing customer reviews.</text:p>
        </text:list-item>
        <text:list-item>
          <text:p text:style-name="P9">List the products that generate the most amount of revenue for Olist.</text:p>
        </text:list-item>
        <text:list-item>
          <text:p text:style-name="P10">Find out the products that are frequently bought together (&gt;1 time).</text:p>
        </text:list-item>
        <text:list-item>
          <text:p text:style-name="P11">Find out the undelivered orders and list the reasons for the same.</text:p>
        </text:list-item>
        <text:list-item>
          <text:p text:style-name="P12">List the average reviews across different product categories to find the most popular product category.</text:p>
        </text:list-item>
        <text:list-item>
          <text:p text:style-name="P13">For each customer, determine their most purchased product category, the average review score they gave, their total spending, and the average delivery time for their orders.</text:p>
        </text:list-item>
        <text:list-item>
          <text:p text:style-name="P14">List the<text:s/>top 3<text:s/>factors contributing to delivery delays by listing location of sellers, product dimensions and weights.<text:s/></text:p>
        </text:list-item>
        <text:list-item>
          <text:p text:style-name="P15">Find all sellers who have an average review score greater than 4.5.</text:p>
        </text:list-item>
        <text:list-item>
          <text:p text:style-name="P16">Find the weight and category of 20 items with the slowest delivery time.</text:p>
        </text:list-item>
        <text:list-item>
          <text:p text:style-name="P17">Find the latitude and longitude of all sellers who sell health beauty products.</text:p>
        </text:list-item>
        <text:list-item>
          <text:p text:style-name="P18">Find the top 5 categories of products that are purchased the most.</text:p>
        </text:list-item>
        <text:list-item>
          <text:p text:style-name="P19">Find all customers (id and unique_id) who have left a review with a score less than 2.0.</text:p>
        </text:list-item>
        <text:list-item>
          <text:p text:style-name="P20">Find the statistics on the method of payments that customers used.</text:p>
        </text:list-item>
        <text:list-item>
          <text:p text:style-name="P21"><text:s/>Find all customers who have purchased the most popular product.<text:s/></text:p>
        </text:list-item>
        <text:list-item>
          <text:p text:style-name="P22">Find the 10 sellers with the slowest delivery times. <text:s/></text:p>
        </text:list-item>
      </text:list>
      <text:p text:style-name="Normal"/>
      <text:list text:style-name="LFO11" text:continue-numbering="true">
        <text:list-item>
          <text:p text:style-name="P23"><text:line-break/>CREATE TABLE customers ( customer_id TEXT PRIMARY KEY, customer_unique_id TEXT, zip_code INTEGER, FOREIGN KEY (zip_code) REFERENCES geolocation(zip_code), city TEXT, state TEXT );</text:p>
        </text:list-item>
      </text:list>
      <text:p text:style-name="ListParagraph">CREATE TABLE orders ( order_id TEXT PRIMARY KEY, customer_id TEXT, FOREIGN KEY (customer_id) REFERENCES customers(customer_id), order_status TEXT, order_purchase_timestamp TEXT, order_approved_at TEXT, order_delivered_carrier_date TEXT, order_delivered_customer_date TEXT, order_estimated_delivery_date TEXT );</text:p>
      <text:p text:style-name="ListParagraph"/>
      <text:p text:style-name="ListParagraph">CREATE TABLE order_payments ( order_id TEXT, FOREIGN KEY (order_id) REFERENCES orders(order_id), payment_sequential INTEGER, payment_type TEXT, payment_installments INTEGER, payment_value REAL );<text:s/></text:p>
      <text:p text:style-name="ListParagraph"/>
      <text:p text:style-name="ListParagraph">CREATE TABLE order_reviews ( review_id TEXT PRIMARY KEY, order_id TEXT, FOREIGN KEY (order_id) REFERENCES orders(order_id), review_score INTEGER, review_comment_title TEXT, review_comment_message TEXT, review_creation_date TEXT, review_answer_timestamp TEXT );</text:p>
      <text:p text:style-name="P24">CREATE TABLE geolocation(zip_code INTEGER PRIMARY KEY,lat REAL,lang REAL,city TEXT,state TEXT);</text:p>
      <text:p text:style-name="P25"><text:s/>CREATE TABLE product_category_name_translation (category_name TEXT<text:s/>PRIMARY KEY,category_name_english TEXT);</text:p>
      <text:p text:style-name="P26"><text:s/>CREATE TABLE products (product_id TEXT PRIMARY KEY,category_name TEXT,name_length REAL,description_length REAL,photo_qty REAL,weight_g REAL,length_cm REAL,height_cm REAL,width_cm REAL);</text:p>
      <text:p text:style-name="P27"><text:s/>CREATE TABLE sellers (seller_id TEXT PRIMARY KEY,zip_code INTEGER,city TEXT,state TEXT);</text:p>
      <text:p text:style-name="P28">CREATE TABLE order_items (order_id TEXT,FOREIGN KEY (order_id) REFERENCES orders(order_id),order_item_id INTEGER PRIMARY KEY,product_id TEXT,FOREIGN KEY (product_id) REFERENCES products(product_id),seller_id TEXT,FOREIGN KEY (seller_id) REFERENCES sellers(seller_id),shipping_limit_date TEXT,price REAL,freight_value REAL);</text:p>
      <text:p text:style-name="Normal"/>
      <text:list text:style-name="LFO11" text:continue-numbering="true">
        <text:list-item>
          <text:p text:style-name="P29">Will be included as part of Phase II submission.</text:p>
        </text:list-item>
      </text:list>
      <text:p text:style-name="Normal">i</text:p>
      <text:list text:style-name="LFO11" text:continue-numbering="true">
        <text:list-item>
          <text:p text:style-name="P30">We plan to extract data from Kaggle<text:s/>using the csv files given<text:s/>-<text:s/><text:a xlink:href="https://www.kaggle.com/datasets/olistbr/brazilian-ecommerce/data" office:target-frame-name="_top" xlink:show="replace"><text:span text:style-name="Hyperlink">https://www.kaggle.com/datasets/olistbr/brazilian-ecommerce/data</text:span></text:a><text:s/></text:p>
        </text:list-item>
      </text:list>
      <text:p text:style-name="ListParagraph">Since we have a large dataset, we<text:s/>might<text:s/>drop a few instances.</text:p>
      <text:p text:style-name="Normal"/>
      <text:list text:style-name="LFO11" text:continue-numbering="true">
        <text:list-item>
          <text:p text:style-name="P31">We plan to implement views and MySQL stored procedures.<text:s/>This will enhance reusability, improve optimization and maintain consistency.</text:p>
        </text:list-item>
      </text:list>
      <text:p text:style-name="ListParagraph"/>
      <text:list text:style-name="LFO11" text:continue-numbering="true">
        <text:list-item>
          <text:p text:style-name="P32">We plan to focus on the following advanced topics:</text:p>
        </text:list-item>
      </text:list>
      <text:list text:style-name="LFO9" text:continue-numbering="true">
        <text:list-item>
          <text:p text:style-name="P33">Minor -<text:s/>Advanced SQL topics like triggers and cursors</text:p>
        </text:list-item>
        <text:list-item>
          <text:p text:style-name="P34">Minor -<text:s/>Web interface using php, html and MySQL(gpt for english to SQL). Will work on report generation if time permits.</text:p>
        </text:list-item>
        <text:list-item>
          <text:p text:style-name="P35">Major -<text:s/>Object-oriented<text:s/>database<text:s/>design</text:p>
        </text:list-item>
      </text:list>
      <text:p text:style-name="Normal"/>
      <text:p text:style-name="Normal">Pointers:</text:p>
      <text:list text:style-name="LFO7" text:continue-numbering="true">
        <text:list-item>
          <text:p text:style-name="P36">Database creation and population, hosting connection, access<text:s/>– python<text:s/>- shabeg</text:p>
        </text:list-item>
        <text:list-item>
          <text:p text:style-name="P37">Gpt text generation -<text:s/>namya</text:p>
        </text:list-item>
        <text:list-item>
          <text:p text:style-name="P38">Data analysis<text:s/>–<text:s/>backup</text:p>
        </text:list-item>
      </text:list>
      <text:p text:style-name="Normal">Ask regarding GUI, natural language interface - ??</text:p>
      <text:p text:style-name="Normal"/>
      <text:p text:style-name="Normal">Pipeline (7 December)</text:p>
      <text:list text:style-name="LFO3" text:continue-numbering="true">
        <text:list-item>
          <text:p text:style-name="P39"><text:s/>Prompt generation for<text:s/>English<text:s/>to sql <text:s/></text:p>
          <text:list text:continue-numbering="true">
            <text:list-item>
              <text:p text:style-name="P40">GPT <text:s/>model – done</text:p>
            </text:list-item>
            <text:list-item>
              <text:p text:style-name="P41">Gemini model – to do</text:p>
            </text:list-item>
            <text:list-item>
              <text:p text:style-name="P42">Create examples as done in the paper for better results(english to sql)</text:p>
            </text:list-item>
            <text:list-item>
              <text:p text:style-name="P43">Extended conversation for retaining memory (if time permits)</text:p>
            </text:list-item>
          </text:list>
        </text:list-item>
      </text:list>
      <text:p text:style-name="P44"/>
      <text:list text:style-name="LFO3" text:continue-numbering="true">
        <text:list-item>
          <text:p text:style-name="P45">Frontend using Javascript, React - Namya</text:p>
        </text:list-item>
        <text:list-item>
          <text:p text:style-name="P46">Database connection for sql to output<text:s/>(function)<text:s/>– Shabeg</text:p>
          <text:list text:continue-numbering="true">
            <text:list-item>
              <text:p text:style-name="P47">Send sql queries to database, perform intersection/union</text:p>
            </text:list-item>
          </text:list>
        </text:list-item>
        <text:list-item>
          <text:p text:style-name="P48">SQL queries (15)<text:s/>- Shabeg</text:p>
        </text:list-item>
        <text:list-item>
          <text:p text:style-name="P49">Report <text:s/>- together</text:p>
        </text:list-item>
      </text:list>
      <text:p text:style-name="Normal"/>
      <text:p text:style-name="Normal"/>
      <text:p text:style-name="Normal"/>
      <text:p text:style-name="Normal"/>
      <text:p text:style-name="Normal"/>
      <text:list text:style-name="LFO1" text:continue-numbering="true">
        <text:list-item>
          <text:p text:style-name="P50">geolocation(01001, -23.551426655288804, -46.63407394670785, sao paulo, SP)</text:p>
        </text:list-item>
        <text:list-item>
          <text:p text:style-name="P51">product_category_name_translation(agro_industria_e_comercio, agro_industry_and_commerce)</text:p>
        </text:list-item>
        <text:list-item>
          <text:p text:style-name="P52">Products(00066f42aeeb9f3007548bb9d3f33c38, perfumaria, 53, 596,<text:s/>6, 300, 20, 16, 16)</text:p>
        </text:list-item>
        <text:list-item>
          <text:p text:style-name="P53">Sellers(0015a82c2db000af6aaaf3ae2ecb0532, 09080, santo andre, SP)</text:p>
        </text:list-item>
        <text:list-item>
          <text:p text:style-name="P54">Customers (00012a2ce6f8dcda20d059ce98491703, 248ffe10d632bebe4f7267f1f44844c9, 06273, osasco, SP)</text:p>
        </text:list-item>
        <text:list-item>
          <text:p text:style-name="P55">Orders(00010242fe8c5a6d1ba2dd792cb16214, 3ce436f183e68e07877b285a838db11a, delivered, 2017-09-13 08:59:02, 2017-09-13 09:45:35, 2017-09-19 18:34:16, 2017-09-20 23:43:48,<text:s/>2017-09-29 00:00:00)</text:p>
        </text:list-item>
        <text:list-item>
          <text:p text:style-name="P56">Order_reviews(00020c7512a52e92212f12d3e37513c0,<text:s/>e28abf2eb2f1fbcbdc2dd0cd9a561671, 5, Entrega rápida!, A entrega foi super rápida e o pendente é lindo! Igual a foto mesmo!, 2018-04-25 00:00:00, 2018-04-26 14:55:36)</text:p>
        </text:list-item>
        <text:list-item>
          <text:p text:style-name="P57">Order_payments(00010242fe8c5a6d1ba2dd792cb16214, 1,<text:s/>credit_card, 2, 72.19)</text:p>
        </text:list-item>
        <text:list-item>
          <text:p text:style-name="P58">Order_items(00010242fe8c5a6d1ba2dd792cb16214, 1, 4244733e06e7ecb4970a6e2683c13e61, 48436dade18ac8b2bce089ec2a041202, 2017-09-19 09:45:35, 58.9, 13.29)</text:p>
        </text:list-item>
      </text:list>
      <text:p text:style-name="ListParagraph"/>
      <text:p text:style-name="ListParagraph"/>
      <text:p text:style-name="ListParagraph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 svg:panose-1="2 11 0 4 2 2 2 2 2 4"/>
    <style:font-face style:name="MS Mincho" svg:font-family="MS Mincho" style:font-family-generic="modern" style:font-pitch="fixed" svg:panose-1="2 2 6 9 4 2 5 8 3 4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6%" fo:background-color="transparent" style:tab-stop-distance="0.5in">
        <style:background-fill draw:fill="solid"/>
      </style:paragraph-properties>
      <style:text-properties style:font-name="Aptos" style:font-name-asian="MS Mincho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ja" style:country-asian="JP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MS Gothic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MS Gothic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MS Gothic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MS Gothic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MS Gothic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MS Gothic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MS Gothic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MS Gothic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MS Gothic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MS Gothic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MS Gothic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MS Gothic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MS Gothic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MS Gothic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MS Gothic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MS Gothic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MS Gothic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MS Gothic" style:font-name-complex="Times New Roman" fo:color="#272727"/>
    </style:style>
    <style:style style:name="TitleChar" style:display-name="Title Char" style:family="text" style:parent-style-name="DefaultParagraphFont">
      <style:text-properties style:font-name="Aptos Display" style:font-name-asian="MS Gothic" style:font-name-complex="Times New Roman" fo:letter-spacing="-0.0069in" style:letter-kerning="true" fo:font-size="28pt" style:font-size-asian="28pt" style:font-size-complex="28pt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MS Gothic" style:font-name-complex="Times New Roman" fo:letter-spacing="-0.0069in" style:letter-kerning="true" fo:font-size="28pt" style:font-size-asian="28pt" style:font-size-complex="28pt" fo:hyphenate="false"/>
    </style:style>
    <style:style style:name="SubtitleChar" style:display-name="Subtitle Char" style:family="text" style:parent-style-name="DefaultParagraphFont">
      <style:text-properties style:font-name-asian="MS Gothic" style:font-name-complex="Times New Roman" fo:color="#595959" fo:letter-spacing="0.0104in" fo:font-size="14pt" style:font-size-asian="14pt" style:font-size-complex="14pt"/>
    </style:style>
    <style:style style:name="Subtitle" style:display-name="Subtitle" style:family="paragraph" style:parent-style-name="Normal" style:next-style-name="Normal">
      <style:text-properties style:font-name-asian="MS Gothic" style:font-name-complex="Times New Roman" fo:color="#595959" fo:letter-spacing="0.0104in" fo:font-size="14pt" style:font-size-asian="14pt" style:font-size-complex="14pt"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Hyperlink" style:display-name="Hyperlink" style:family="text" style:parent-style-name="DefaultParagraphFont">
      <style:text-properties fo:color="#467886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2LVL1" style:family="text">
      <style:text-properties style:font-name="Symbol"/>
    </style:style>
    <style:style style:name="WW_CharLFO2LVL2" style:family="text">
      <style:text-properties style:font-name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/>
    </style:style>
    <style:style style:name="WW_CharLFO2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/>
    </style:style>
    <style:style style:name="WW_CharLFO4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 text:display-levels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 text:display-levels="3">
        <style:list-level-properties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 text:display-levels="6">
        <style:list-level-properties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 text:display-levels="9">
        <style:list-level-properties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prefix="(" style:num-suffix=")" style:num-list-format-name="NLF2" style:num-format="i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2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2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2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2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2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2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2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2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number text:level="1" style:num-prefix="(" style:num-suffix=")" style:num-list-format-name="NLF2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2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2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2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2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2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2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2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2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number:num-list-format style:name="NLF1">
      <number:num-list-label text:level="1"/>
      <number:text>%1%.</number:text>
      <number:num-list-label text:level="2"/>
      <number:text>%1%.%2%.</number:text>
      <number:num-list-label text:level="3"/>
      <number:text>%1%.%2%.%3%.</number:text>
      <number:num-list-label text:level="4"/>
      <number:text>%1%.%2%.%3%.%4%.</number:text>
      <number:num-list-label text:level="5"/>
      <number:text>%1%.%2%.%3%.%4%.%5%.</number:text>
      <number:num-list-label text:level="6"/>
      <number:text>%1%.%2%.%3%.%4%.%5%.%6%.</number:text>
      <number:num-list-label text:level="7"/>
      <number:text>%1%.%2%.%3%.%4%.%5%.%6%.%7%.</number:text>
      <number:num-list-label text:level="8"/>
      <number:text>%1%.%2%.%3%.%4%.%5%.%6%.%7%.%8%.</number:text>
      <number:num-list-label text:level="9"/>
      <number:text>%1%.%2%.%3%.%4%.%5%.%6%.%7%.%8%.%9%.</number:text>
    </number:num-list-format>
    <number:num-list-format style:name="NLF2">
      <number:num-list-label text:level="1"/>
      <number:text>(%1%)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Shabeg Singh Gill</meta:initial-creator>
    <dc:creator>Shabeg Singh Gill</dc:creator>
    <meta:creation-date>2024-12-20T09:10:00Z</meta:creation-date>
    <dc:date>2024-12-20T09:10:00Z</dc:date>
    <meta:template xlink:href="Normal.dotm" xlink:type="simple"/>
    <meta:editing-cycles>1</meta:editing-cycles>
    <meta:editing-duration>PT0S</meta:editing-duration>
    <meta:document-statistic meta:page-count="1" meta:paragraph-count="11" meta:word-count="868" meta:character-count="5806" meta:row-count="41" meta:non-whitespace-character-count="4949"/>
  </office:meta>
</office:document-meta>
</file>